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 officeooo:rsid="002ac5b6" officeooo:paragraph-rsid="002ac5b6"/>
    </style:style>
    <style:style style:name="P4" style:family="paragraph" style:parent-style-name="Heading_20_1">
      <style:paragraph-properties fo:break-before="page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134e72"/>
    </style:style>
    <style:style style:name="T2" style:family="text">
      <style:text-properties officeooo:rsid="001af19f"/>
    </style:style>
    <style:style style:name="T3" style:family="text">
      <style:text-properties officeooo:rsid="001cb68a"/>
    </style:style>
    <style:style style:name="T4" style:family="text">
      <style:text-properties officeooo:rsid="0025e649"/>
    </style:style>
    <style:style style:name="T5" style:family="text">
      <style:text-properties fo:color="#464453"/>
    </style:style>
    <style:style style:name="T6" style:family="text">
      <style:text-properties fo:color="#464453" officeooo:rsid="0025e649"/>
    </style:style>
    <style:style style:name="T7" style:family="text">
      <style:text-properties fo:color="#464453" officeooo:rsid="001af19f"/>
    </style:style>
    <style:style style:name="T8" style:family="text">
      <style:text-properties fo:color="#464453" officeooo:rsid="00134e72"/>
    </style:style>
    <style:style style:name="T9" style:family="text">
      <style:text-properties text:display="none"/>
    </style:style>
    <style:style style:name="T10" style:family="text">
      <style:text-properties officeooo:rsid="002ac5b6"/>
    </style:style>
    <style:style style:name="T11" style:family="text">
      <style:text-properties fo:color="#1f445e"/>
    </style:style>
    <style:style style:name="T12" style:family="text">
      <style:text-properties fo:color="#1f445e" officeooo:rsid="0025e649"/>
    </style:style>
    <style:style style:name="T13" style:family="text">
      <style:text-properties fo:color="#1f445e" officeooo:rsid="001af19f"/>
    </style:style>
    <style:style style:name="T14" style:family="text">
      <style:text-properties fo:color="#1f445e" officeooo:rsid="00134e7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4" text:outline-level="1">T<text:span text:style-name="T10">ropes</text:span></text:h>
      <text:p text:style-name="P1"><text:span text:style-name="T11">The </text:span><text:span text:style-name="T12">ace</text:span><text:span text:style-name="T4"> (Howl) </text:span>leaves to <text:span text:style-name="T11">redeem</text:span> a past error that allowed the <text:span text:style-name="T13">magnificent bastard</text:span> <text:span text:style-name="T2">(Layton) </text:span>to spread <text:span text:style-name="T2">his evil </text:span><text:span text:style-name="T13">phlebotinum</text:span><text:span text:style-name="T2"> (the mud of desperation)</text:span> like a disease.</text:p>
      <text:p text:style-name="P1"><text:span text:style-name="T11">The </text:span><text:span text:style-name="T12">ace</text:span> is captured, and his friends, led by a brave and inexperienced <text:span text:style-name="T13">Plucky girl</text:span><text:span text:style-name="T2"> (Sophie)</text:span>, embarks on a long journey <text:span text:style-name="T1">to </text:span><text:span text:style-name="T14">save the world</text:span><text:span text:style-name="T1">, coming </text:span>back to the initial status quo.</text:p>
      <text:p text:style-name="P1">They are helped by the old teacher of the hero <text:span text:style-name="T3">(Suliman)</text:span>, the ousted king of Radme <text:span text:style-name="T3">(Beuron) and the Rebel Leader (Ben) that leads the revolution against the antagonist</text:span>.</text:p>
      <text:p text:style-name="P1"/>
      <text:p text:style-name="P2"><draw:frame draw:style-name="fr1" draw:name="Frame1" text:anchor-type="as-char" svg:width="10.716cm" draw:z-index="0"><draw:text-box fo:min-height="14.233cm"><text:p text:style-name="Picture"><draw:frame draw:style-name="fr2" draw:name="Image1" text:anchor-type="as-char" svg:width="10.345cm" style:rel-width="100%" svg:height="13.044cm" style:rel-height="scale" draw:z-index="1"><draw:image xlink:href="../periodic/periodicFull.png" xlink:type="simple" xlink:show="embed" xlink:actuate="onLoad" loext:mime-type="image/png"/></draw:frame><text:span text:style-name="T9"><text:line-break/></text:span>Picture <text:sequence text:ref-name="refPicture0" text:name="Picture" text:formula="ooow:Picture+1" style:num-format="1">1</text:sequence>: © 2014 James Harris, http://jamesharris.design/periodic</text:p></draw:text-box></draw:frame></text:p>
      <text:h text:style-name="Heading_20_2" text:outline-level="2">Themes</text:h>
      <text:list xml:id="list2769339384" text:style-name="L1">
        <text:list-item>
          <text:p text:style-name="P3">Ambition – Layton can’t accept his inferiority compared to Howl, in the eyes of his teacher.</text:p>
        </text:list-item>
        <text:list-item>
          <text:p text:style-name="P3">Revenge – Layton aim to defeat Suliman and Howl because of the hatred he matured.</text:p>
        </text:list-item>
        <text:list-item>
          <text:p text:style-name="P3">Isolation – Howl prefers to risk an impossible mission on his own rather than admitting his mistakes to his loved ones.</text:p>
        </text:list-item>
        <text:list-item>
          <text:p text:style-name="P3">Friendship – Friends risk everything to save a group member, whatever the co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Trop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hemes</dc:title>
    <dc:date>2018-12-14T08:57:46.802000000</dc:date>
    <meta:editing-duration>PT56M17S</meta:editing-duration>
    <meta:editing-cycles>25</meta:editing-cycles>
    <meta:generator>LibreOffice/6.1.2.1$Windows_X86_64 LibreOffice_project/65905a128db06ba48db947242809d14d3f9a93fe</meta:generator>
    <dc:creator>Michele Maione</dc:creator>
    <meta:document-statistic meta:table-count="1" meta:image-count="1" meta:object-count="0" meta:page-count="1" meta:paragraph-count="13" meta:word-count="166" meta:character-count="969" meta:non-whitespace-character-count="816"/>
    <meta:template xlink:type="simple" xlink:actuate="onRequest" xlink:title="" xlink:href="../MasterGameDesignDocument.odm" meta:date="2018-12-14T08:54:47.861000000"/>
  </office:meta>
</office:document-meta>
</file>